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124e" officeooo:paragraph-rsid="000b124e"/>
    </style:style>
    <style:style style:name="P2" style:family="paragraph" style:parent-style-name="Standard">
      <style:text-properties officeooo:paragraph-rsid="000b124e"/>
    </style:style>
    <style:style style:name="P3" style:family="paragraph" style:parent-style-name="Standard">
      <style:text-properties officeooo:rsid="000c660d" officeooo:paragraph-rsid="000c660d"/>
    </style:style>
    <style:style style:name="P4" style:family="paragraph" style:parent-style-name="Standard">
      <style:text-properties officeooo:paragraph-rsid="000c660d"/>
    </style:style>
    <style:style style:name="T1" style:family="text">
      <style:text-properties officeooo:rsid="000b124e"/>
    </style:style>
    <style:style style:name="T2" style:family="text">
      <style:text-properties officeooo:rsid="000c66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 esta actividad vamos a analizar que acciones podemos realizar para contribuir positivamente al logro de los ODS.</text:p>
      <text:p text:style-name="Standard"/>
      <text:p text:style-name="Standard">A) Contribución de los estudios de FP a los ODS.</text:p>
      <text:p text:style-name="Standard"/>
      <text:p text:style-name="Standard">Los estudios de FP contribuyen al logro entre otros de los objetivos 4 (Educación de calidad), 5 (Igualdad de género) y 8 (Trabajo decente y crecimiento económico). Indica con qué metas consideras que se relaciona.</text:p>
      <text:p text:style-name="Standard"/>
      <text:p text:style-name="Standard"/>
      <text:p text:style-name="P1"><text:span text:style-name="T2">ODS </text:span>4.</text:p>
      <text:p text:style-name="P1">- Asegurar la calidad de la educacion primaria y secundaria</text:p>
      <text:p text:style-name="P2"><text:span text:style-name="T1">- </text:span>Asegurar el acceso igualitario a la formación superior.</text:p>
      <text:p text:style-name="P2">- Aumento de las competencias para acceder al empleo.</text:p>
      <text:p text:style-name="P2">- Aumento de becas para enseñanza superior.</text:p>
      <text:p text:style-name="P2"/>
      <text:p text:style-name="P2"/>
      <text:p text:style-name="P1"><text:span text:style-name="T2">ODS </text:span>5.</text:p>
      <text:p text:style-name="P2"><text:span text:style-name="T1">- </text:span>Asegurar la participación plena de la mujer e igualdad oportunidades.</text:p>
      <text:p text:style-name="P2">- Mejorar el uso de tecnología y TIC.</text:p>
      <text:p text:style-name="P2">- Aprobar políticas y leyes para la igualdad y el empoderamiento.</text:p>
      <text:p text:style-name="P2"/>
      <text:p text:style-name="P2"/>
      <text:p text:style-name="P3">ODS 8.</text:p>
      <text:p text:style-name="P4"><text:span text:style-name="T2">- </text:span>Elevar la productividad a través de la diversificación, tecnología e innovación.</text:p>
      <text:p text:style-name="P4">- Lograr el pleno empleo y trabajo decente.</text:p>
      <text:p text:style-name="P4">- Protección de los derechos laborales y trabajo seguro.</text:p>
      <text:p text:style-name="P4">- Aumento ayuda para el comercio en países en desarrollo. </text:p>
      <text:p text:style-name="P2"/>
      <text:p text:style-name="Standard"/>
      <text:p text:style-name="Standard">B) Contribución de las distintas familias profesionales</text:p>
      <text:p text:style-name="Standard"/>
      <text:p text:style-name="Standard">Como vimos en actividades anteriores, los ODS pueden relacionarse de manera directa o indirecta con cada una de las familias profesionales. En el caso de la familia de Informática y comunicaciones hay una relación directa con el ODS 9 Industria, Innovación e infraestructura. Indica con qué metas se relaciona.</text:p>
      <text:p text:style-name="Standard"/>
      <text:p text:style-name="P3">Se relaciona con las metas:</text:p>
      <text:p text:style-name="P3"/>
      <text:p text:style-name="P4"><text:span text:style-name="T2">- </text:span>Aumento del acceso a TIC e Internet.</text:p>
      <text:p text:style-name="P4">- Desarrollo de la tecnología, investigación e innovación.</text:p>
      <text:p text:style-name="P4"/>
      <text:p text:style-name="Standard"/>
      <text:p text:style-name="Standard">El reporte empresarial de sostenibilidad del año 2022 publicado por La Red Española del Pacto Mundial de Naciones Unidas aporta una serie de datos de medidas implementadas por las empresas españolas en Igualdad de Género. Según estos datos (Pacto Mundial de Naciones Unidas.pdf): </text:p>
      <text:p text:style-name="Standard"/>
      <text:p text:style-name="Standard">Fíjate en los datos de Igualdad de Género de las grandes empresas.</text:p>
      <text:p text:style-name="Standard"/>
      <text:p text:style-name="Standard">Ahora analiza los datos de Igualdad de Género de las Pymes.</text:p>
      <text:p text:style-name="Standard"/>
      <text:p text:style-name="Standard"><text:s text:c="5"/></text:p>
      <text:p text:style-name="Standard"><text:soft-page-break/></text:p>
      <text:p text:style-name="Standard">Teniendo en cuenta el porcentaje de Pymes que hay en España (puedes consultar CifrasPyme-diciembre2024.pdf) y el número de trabajadores que tienen. ¿Cómo valoras las medidas implementadas en las empresas españolas? ¿Son suficientes?</text:p>
      <text:p text:style-name="Standard"/>
      <text:p text:style-name="Standard">- </text:p>
      <text:p text:style-name="Standard"/>
      <text:p text:style-name="Standard">El principio nº10 del Pacto Mundial de la ONU señala: "Las empresas deben trabajar contra la corrupción en todas sus formas, incluidas extorsión y soborno". </text:p>
      <text:p text:style-name="Standard"/>
      <text:p text:style-name="Standard">Analiza la información publicada por el Pacto Mundial "La transparencia también es cosa de pymes" donde se aportan los siguientes datos:</text:p>
      <text:p text:style-name="Standard"/>
      <text:p text:style-name="Standard">Medidas implementadas por las pymes en materia de corrupción</text:p>
      <text:p text:style-name="Standard"/>
      <text:p text:style-name="Standard">Disponen de código ético de conducta<text:tab/>65%</text:p>
      <text:p text:style-name="Standard">Cuentan con una política de anticorrupción específica<text:tab/>21%</text:p>
      <text:p text:style-name="Standard">Cuentan con un canal de denuncias accesible<text:tab/>24%</text:p>
      <text:p text:style-name="Standard"/>
      <text:p text:style-name="Standard">¿Qué piensas de estos datos?</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5T13:53:42.033000000</meta:creation-date>
    <dc:date>2025-02-05T14:31:19.627000000</dc:date>
    <meta:editing-duration>PT2M17S</meta:editing-duration>
    <meta:editing-cycles>1</meta:editing-cycles>
    <meta:document-statistic meta:table-count="0" meta:image-count="0" meta:object-count="0" meta:page-count="2" meta:paragraph-count="35" meta:word-count="432" meta:character-count="2676" meta:non-whitespace-character-count="2269"/>
    <meta:generator>LibreOffice/24.2.4.2$Windows_X86_64 LibreOffice_project/51a6219feb6075d9a4c46691dcfe0cd9c4fff3c2</meta:generator>
  </office:meta>
</office:document-meta>
</file>